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5c96" officeooo:paragraph-rsid="00095c96"/>
    </style:style>
    <style:style style:name="P2" style:family="paragraph" style:parent-style-name="Standard">
      <style:text-properties officeooo:rsid="00095c96" officeooo:paragraph-rsid="000dd06c"/>
    </style:style>
    <style:style style:name="P3" style:family="paragraph" style:parent-style-name="Standard">
      <style:text-properties officeooo:rsid="000dd06c" officeooo:paragraph-rsid="000dd06c"/>
    </style:style>
    <style:style style:name="P4" style:family="paragraph" style:parent-style-name="Title">
      <style:text-properties officeooo:paragraph-rsid="000dd06c"/>
    </style:style>
    <style:style style:name="T1" style:family="text">
      <style:text-properties officeooo:rsid="000af8f2"/>
    </style:style>
    <style:style style:name="T2" style:family="text">
      <style:text-properties officeooo:rsid="000dd06c"/>
    </style:style>
    <style:style style:name="T3" style:family="text">
      <style:text-properties fo:font-weight="bold" style:font-weight-asian="bold" style:font-weight-complex="bold"/>
    </style:style>
    <style:style style:name="T4" style:family="text">
      <style:text-properties officeooo:rsid="000e622d"/>
    </style:style>
    <style:style style:name="T5" style:family="text">
      <style:text-properties officeooo:rsid="000eceba"/>
    </style:style>
    <style:style style:name="T6" style:family="text">
      <style:text-properties officeooo:rsid="000f44b4"/>
    </style:style>
    <style:style style:name="T7" style:family="text">
      <style:text-properties officeooo:rsid="000f736a"/>
    </style:style>
    <style:style style:name="T8" style:family="text">
      <style:text-properties officeooo:rsid="000f87e4"/>
    </style:style>
    <style:style style:name="T9" style:family="text">
      <style:text-properties officeooo:rsid="00100f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itfaden zu einer<text:line-break/>geldlosen Gesellschaft</text:p>
      <text:p text:style-name="P1"/>
      <text:p text:style-name="P1">Geld ist das Problem, nicht die Lösung</text:p>
      <text:p text:style-name="P1">Solange es Geld gibt, wird es immer Projekte geben, welche nicht realisiert werden, „<text:span text:style-name="T2">weil das Geld fehlt“</text:span>. Es wird immer auf die Maximierung der Geldmenge hin gearbeitet <text:span text:style-name="T2">werden</text:span>, anstatt auf die Zufriedenstellung der Menschheit und der Erde. <text:span text:style-name="T2">Egal ob dieses Geld jetzt bar vorhanden, gedeckt, ungedeckt, virtuell, in der Blockchain oder sonstwo ist, wird es IMMER das Problem sein, und niemals die Lösung.</text:span></text:p>
      <text:p text:style-name="P1"/>
      <text:p text:style-name="P2">Lebewesen brauchen kein Geld. Nur Firmen brauchen Geld. Firmen leben nicht. Die Lebewesen, welche die Firma zum <text:span text:style-name="T2">l</text:span>eben bringen – diese leben. Für diese müssen wir arbeiten, nicht für den Rahmen darum herum.</text:p>
      <text:p text:style-name="P1"/>
      <text:p text:style-name="P1"><text:span text:style-name="T3">WIR SIND DIE MENSCHHEIT</text:span>. Wir sind NICHT die Firmen. Du musst dich entscheiden, ob du für eine Firma arbeiten und dafür Geld erhalten willst, welches dann sowieso nicht reicht, um irgend etwas <text:span text:style-name="T2">(geiles/brauchbares) </text:span>zu machen, oder ob du für die Menschheit arbeiten und dafür <text:span text:style-name="T2">A</text:span>lles erhalten willst, was es gibt, <text:span text:style-name="T2">wenn du es benötigst.</text:span></text:p>
      <text:p text:style-name="P1"/>
      <text:p text:style-name="P3">Du darfst immer noch in deiner Firma arbeiten aber denk einfach daran: Wenn ein Mensch Hilfe braucht – folgst du dann den Gesetzen deiner Firma, deines Staates - oder deiner Menschlichkeit?</text:p>
      <text:p text:style-name="P3"/>
      <text:p text:style-name="P3">Natürlich sagst du nun: Menschlichkeit. Doch das ist meistens nicht der Fall. Denn du „machst ja nur deinen Job.“ „Es ist zu kompliziert“, oder du „musst“ das tun - weil es in irgend einem Buch namens „Firmenregeln/Gesetze“ steht – diese Bücher können das jedoch weder überprüfen, noch geschehen ihnen irgend<text:span text:style-name="T6">welche</text:span> Sch<text:span text:style-name="T6">ä</text:span>den, wenn du den „Befehl“ eben nicht befolgst. Dem Menschen der Hilfe braucht, kann dein „Befehl“ jedoch vielleicht seine Existenz zerstören. Bitte bedenke das jedes Mal, vor allem, wenn du in der Sozialhilfe, als Steuereintreiber, Anwalt, Polizist oder in ähnlichen Berufen arbeitest. Auch „Sachbearbeiter“ können schon grossen Schaden anrichten.</text:p>
      <text:h text:style-name="Heading_20_1" text:outline-level="1">Die Freiheit der Dinge</text:h>
      <text:p text:style-name="P3">Nach der Freiheit der Informationen durch das Internet, welche der Menschheit insgesamt einen enormen Schub an Wissen, aber auch an Blödsinn verschafft hat, müssen nun endlich auch die materiellen Dinge befreit werden.</text:p>
      <text:p text:style-name="P3"/>
      <text:p text:style-name="P3">Ein Ding ist frei, wenn es von jedem benutzt werden kann, so lange es nicht schon von jemand anderem benutzt wird. Ein Sofa, das am Strassenrand steht, ist frei. Jeder kann darauf sitzen wie er mag und darf es <text:span text:style-name="T8">auch</text:span> mit nach <text:span text:style-name="T7">H</text:span>ause nehmen, wenn es ihm gefällt. Das Sofa darf darüber hinaus sogar wieder verkauft werden (im alten System), es wurde vom ehemaligen Besitzer ja total befreit durch die <text:span text:style-name="T3">Entwertung</text:span> des „<text:span text:style-name="T9">F</text:span>ortschmeissens“.</text:p>
      <text:p text:style-name="P3"/>
      <text:p text:style-name="P3"><text:span text:style-name="T3">ALLE Dinge</text:span> müssen <text:span text:style-name="T3">wertfrei</text:span> sein!</text:p>
      <text:p text:style-name="P3"/>
      <text:p text:style-name="P3">Dann kannst du auch mal Ferrari fahren, wenn du magst. Ist ja genau gleich viel [nicht] wert, wie dein Fiat Panda. Den fährst du eh mal gleich in einem (legalen) Rennen zu Schrott, das macht Spass und gibt der alten Kiste ein würdiges Ende….</text:p>
      <text:p text:style-name="P1"/>
      <text:p text:style-name="P3"><text:soft-page-break/>Häuser müssen wertfrei gemacht werden, darum will ich möglichst viele Häuser kaufen und dann „fortschmeissen“. <text:s/>;) Mehr dazu weiter unten*.</text:p>
      <text:h text:style-name="Heading_20_1" text:outline-level="1">Wie funktioniert ein geldloser Laden?</text:h>
      <text:p text:style-name="P1">Dazu muss die Wirtschaft um 180 Grad gedreht werden:</text:p>
      <text:p text:style-name="P1"/>
      <text:p text:style-name="P1">Erst wird die Ware produziert, welche die lokal ansässigen Menschen brauchen. Diese Waren werden direkt an diese Menschen verteilt. Wenn alle Menschen ihre Waren kostenfrei verteilen, haben auch alle Menschen kostenlosen Zugriff auf alle Waren. Denn nicht jeder Mensch braucht jede Ware und somit muss auch nicht jeder Mensch für jeden Menschen Waren produzieren. Der Mensch (oder die Genossenschaft, eine Gruppe gleichgesinnter Menschen) produziert seine Waren und bietet diese erst lokal an. Danach wird jeglicher Überschuss an die umliegenden Dörfer und Städte verteilt. Und hier kommt der klassische Laden ins Spiel: Dieser besteht immer noch, vielleicht sogar in derselben Form wie vorher – nur hat es keine Kassen. Da jeder Mensch seine Waren für jeden anderen Menschen kostenfrei produziert und dafür auch kostenfrei Waren erhält, muss man diesen auch keinen Wert mehr zuweisen.</text:p>
      <text:p text:style-name="P1"/>
      <text:p text:style-name="P1">Denn die Menschen produzieren hier Waren, um Menschen zu erfreuen <text:span text:style-name="T2">und/</text:span>oder zu helfen, und nicht um den Profit für irgendwelche Firmen zu maximieren, „koste“ es was es wolle.</text:p>
      <text:p text:style-name="P1"/>
      <text:p text:style-name="P1">Somit kann auch jeder Mensch der Beschäftigung nach gehen, die ihm am besten liegt. <text:span text:style-name="T1">Und diese ohne Probleme wechseln, wenn er keinen Spass mehr daran hat.</text:span></text:p>
      <text:p text:style-name="P1"/>
      <text:p text:style-name="P1">„<text:span text:style-name="T1">Aber die hocken doch dann alle zu Hause und machen nix...“ NEIN. Die 3% Renitenten wird es immer geben, in jedem System, aber es ist sowas von todlangweilig, nichts zu tun. Ich hab das selbst erlebt. Der Mensch WILL etwas tun. Irgend etwas. Lasst es endlich das Richtige sein.</text:span></text:p>
      <text:p text:style-name="P1"/>
      <text:p text:style-name="P1">Wer arbeitet, wird beliefert frei Haus. Wer zu faul zum arbeiten ist, muss sich halt in die lokale Auslage bewegen. (Auslage = Laden. Da es keine Werte mehr gibt, muss die Ware auch nur noch ausgelegt werden.)</text:p>
      <text:p text:style-name="P1"/>
      <text:p text:style-name="P1">Beim Bauern kann man das Beispiel am besten verdeutlichen: Ein Bauer produziert Zwiebeln. Davon hat er mehr, als er selbst brauchen kann, also ruft er ERST mal seine Nachbarn an (oder macht einen Aushang oder wie das dann halt gemacht wird) und lädt sie zur Ernte ein.</text:p>
      <text:p text:style-name="P1"/>
      <text:p text:style-name="P1">Die Nachlese steht hier also ganz am Anfang.</text:p>
      <text:p text:style-name="P1"/>
      <text:p text:style-name="P1">Danach dürfen die Nachbardörfer „nachlesen“ kommen. Und danach darf dann die Exportwirtschaft dran, wenn sie unbedingt immer noch Zwiebeln von Westeuropa nach Ostsibirien transportieren wollen. Der Warenverteilkreislauf wird einfach komplett umgekehrt und schon sollte es gehen…</text:p>
      <text:p text:style-name="P1"/>
      <text:p text:style-name="P1">Ich übernehme keine Verantwortung für gar nix. Ich versuche hier nur, Lösungen zu präsentieren. Halt dein Maul wenn du keinen Vorschlag machen kannst. „Kritiker“ haben wir schon genug.</text:p>
      <text:h text:style-name="Heading_20_1" text:outline-level="1">Miete</text:h>
      <text:p text:style-name="P3">*Gibt es nicht mehr. Häuser sind frei. <text:span text:style-name="T5">Grund- und Hausbesitz gibt es nicht mehr. </text:span>Wenn jemand irgend wo lebt, hat er Vorrang. Wenn die Wohnung leer ist, kann sie bezogen werden. Wer die Wohnung bewohnt, darf sie auch flicken. Problem gelöst.</text:p>
      <text:p text:style-name="P1"/>
      <text:p text:style-name="P1">Weitere konstruktive Vorschläge bitte an: jaeggiben at gmail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9:34:19.187463445</meta:creation-date>
    <dc:date>2018-02-23T10:32:50.117550389</dc:date>
    <meta:editing-duration>PT39M37S</meta:editing-duration>
    <meta:editing-cycles>9</meta:editing-cycles>
    <meta:generator>LibreOffice/5.1.6.2$Linux_X86_64 LibreOffice_project/10m0$Build-2</meta:generator>
    <meta:document-statistic meta:table-count="0" meta:image-count="0" meta:object-count="0" meta:page-count="2" meta:paragraph-count="27" meta:word-count="924" meta:character-count="5827" meta:non-whitespace-character-count="4925"/>
  </office:meta>
</office:document-meta>
</file>